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bin</text:p>
          </table:table-cell>
          <table:table-cell table:number-columns-repeated="6"/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acc*eff*sf</text:p>
          </table:table-cell>
          <table:table-cell/>
          <table:table-cell office:value-type="string" calcext:value-type="string">
            <text:p>syst</text:p>
          </table:table-cell>
          <table:table-cell/>
          <table:table-cell office:value-type="string" calcext:value-type="string">
            <text:p>acc*eff*sf</text:p>
          </table:table-cell>
          <table:table-cell table:number-columns-repeated="2" office:value-type="string" calcext:value-type="string">
            <text:p>+/-</text:p>
          </table:table-cell>
          <table:table-cell office:value-type="string" calcext:value-type="string">
            <text:p>rel. uncert. Full</text:p>
          </table:table-cell>
          <table:table-cell office:value-type="string" calcext:value-type="string">
            <text:p>rel. uncert. tnp</text:p>
          </table:table-cell>
        </table:table-row>
        <table:table-row table:style-name="ro1">
          <table:table-cell office:value-type="string" calcext:value-type="string">
            <text:p>0.0-100.0 </text:p>
          </table:table-cell>
          <table:table-cell office:value-type="float" office:value="0.679" calcext:value-type="float">
            <text:p>0.6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39" calcext:value-type="float">
            <text:p>0.239</text:p>
          </table:table-cell>
          <table:table-cell office:value-type="float" office:value="0.001" calcext:value-type="float">
            <text:p>0.001</text:p>
          </table:table-cell>
          <table:table-cell office:value-type="float" office:value="1.096" calcext:value-type="float">
            <text:p>1.0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262" calcext:value-type="float">
            <text:p>0.26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/>
          <table:table-cell table:formula="of:=[.J2]" office:value-type="float" office:value="0.262" calcext:value-type="float">
            <text:p>0.262</text:p>
          </table:table-cell>
          <table:table-cell table:formula="of:=[.J2]*SQRT(([.K2]/[.J2])^2 + ([.I2]/[.H2])^2 + ([.I12]/[.H12])^2)" office:value-type="float" office:value="0.00928152383463214" calcext:value-type="float">
            <text:p>0.0092815238</text:p>
          </table:table-cell>
          <table:table-cell table:formula="of:=[.J2]*SQRT(([.I2]/[.H2])^2 + ([.I12]/[.H12])^2)" office:value-type="float" office:value="0.00922749612261336" calcext:value-type="float">
            <text:p>0.0092274961</text:p>
          </table:table-cell>
          <table:table-cell table:formula="of:=[.O2]/[.N2]" office:value-type="float" office:value="0.0354256634909624" calcext:value-type="float">
            <text:p>0.0354256635</text:p>
          </table:table-cell>
          <table:table-cell table:formula="of:=[.P2]/[.N2]" office:value-type="float" office:value="0.0352194508496693" calcext:value-type="float">
            <text:p>0.0352194508</text:p>
          </table:table-cell>
        </table:table-row>
        <table:table-row table:style-name="ro1">
          <table:table-cell office:value-type="string" calcext:value-type="string">
            <text:p>0.000-5.000 </text:p>
          </table:table-cell>
          <table:table-cell office:value-type="float" office:value="0.653" calcext:value-type="float">
            <text:p>0.6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357" calcext:value-type="float">
            <text:p>0.35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34" calcext:value-type="float">
            <text:p>0.234</text:p>
          </table:table-cell>
          <table:table-cell office:value-type="float" office:value="0.001" calcext:value-type="float">
            <text:p>0.001</text:p>
          </table:table-cell>
          <table:table-cell office:value-type="float" office:value="1.122" calcext:value-type="float">
            <text:p>1.1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263" calcext:value-type="float">
            <text:p>0.26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/>
          <table:table-cell table:formula="of:=[.J3]" office:value-type="float" office:value="0.263" calcext:value-type="float">
            <text:p>0.263</text:p>
          </table:table-cell>
          <table:table-cell table:formula="of:=[.J3]*SQRT(([.K3]/[.J3])^2 + ([.I3]/[.H3])^2 + ([.I13]/[.H13])^2)" office:value-type="float" office:value="0.00983989591681167" calcext:value-type="float">
            <text:p>0.0098398959</text:p>
          </table:table-cell>
          <table:table-cell table:formula="of:=[.J3]*SQRT(([.I3]/[.H3])^2 + ([.I13]/[.H13])^2)" office:value-type="float" office:value="0.00978895048785553" calcext:value-type="float">
            <text:p>0.0097889505</text:p>
          </table:table-cell>
          <table:table-cell table:formula="of:=[.O3]/[.N3]" office:value-type="float" office:value="0.0374140529156337" calcext:value-type="float">
            <text:p>0.0374140529</text:p>
          </table:table-cell>
          <table:table-cell table:formula="of:=[.P3]/[.N3]" office:value-type="float" office:value="0.0372203440602872" calcext:value-type="float">
            <text:p>0.0372203441</text:p>
          </table:table-cell>
        </table:table-row>
        <table:table-row table:style-name="ro1">
          <table:table-cell office:value-type="string" calcext:value-type="string">
            <text:p>5.000-12.000 </text:p>
          </table:table-cell>
          <table:table-cell office:value-type="float" office:value="0.698" calcext:value-type="float">
            <text:p>0.698</text:p>
          </table:table-cell>
          <table:table-cell office:value-type="float" office:value="0.002" calcext:value-type="float">
            <text:p>0.002</text:p>
          </table:table-cell>
          <table:table-cell office:value-type="float" office:value="0.309" calcext:value-type="float">
            <text:p>0.3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16" calcext:value-type="float">
            <text:p>0.216</text:p>
          </table:table-cell>
          <table:table-cell office:value-type="float" office:value="0.001" calcext:value-type="float">
            <text:p>0.001</text:p>
          </table:table-cell>
          <table:table-cell office:value-type="float" office:value="1.077" calcext:value-type="float">
            <text:p>1.077</text:p>
          </table:table-cell>
          <table:table-cell office:value-type="float" office:value="0.01" calcext:value-type="float">
            <text:p>0.01</text:p>
          </table:table-cell>
          <table:table-cell office:value-type="float" office:value="0.233" calcext:value-type="float">
            <text:p>0.23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/>
          <table:table-cell table:formula="of:=[.J4]" office:value-type="float" office:value="0.233" calcext:value-type="float">
            <text:p>0.233</text:p>
          </table:table-cell>
          <table:table-cell table:formula="of:=[.J4]*SQRT(([.K4]/[.J4])^2 + ([.I4]/[.H4])^2 + ([.I14]/[.H14])^2)" office:value-type="float" office:value="0.00814481445980453" calcext:value-type="float">
            <text:p>0.0081448145</text:p>
          </table:table-cell>
          <table:table-cell table:formula="of:=[.J4]*SQRT(([.I4]/[.H4])^2 + ([.I14]/[.H14])^2)" office:value-type="float" office:value="0.00808319259851211" calcext:value-type="float">
            <text:p>0.0080831926</text:p>
          </table:table-cell>
          <table:table-cell table:formula="of:=[.O4]/[.N4]" office:value-type="float" office:value="0.0349562852352126" calcext:value-type="float">
            <text:p>0.0349562852</text:p>
          </table:table-cell>
          <table:table-cell table:formula="of:=[.P4]/[.N4]" office:value-type="float" office:value="0.0346918137275198" calcext:value-type="float">
            <text:p>0.0346918137</text:p>
          </table:table-cell>
        </table:table-row>
        <table:table-row table:style-name="ro1">
          <table:table-cell office:value-type="string" calcext:value-type="string">
            <text:p>12.000-20.000 </text:p>
          </table:table-cell>
          <table:table-cell office:value-type="float" office:value="0.757" calcext:value-type="float">
            <text:p>0.757</text:p>
          </table:table-cell>
          <table:table-cell office:value-type="float" office:value="0.005" calcext:value-type="float">
            <text:p>0.005</text:p>
          </table:table-cell>
          <table:table-cell office:value-type="float" office:value="0.513" calcext:value-type="float">
            <text:p>0.5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388" calcext:value-type="float">
            <text:p>0.388</text:p>
          </table:table-cell>
          <table:table-cell office:value-type="float" office:value="0.004" calcext:value-type="float">
            <text:p>0.004</text:p>
          </table:table-cell>
          <table:table-cell office:value-type="float" office:value="1.034" calcext:value-type="float">
            <text:p>1.034</text:p>
          </table:table-cell>
          <table:table-cell office:value-type="float" office:value="0.008" calcext:value-type="float">
            <text:p>0.008</text:p>
          </table:table-cell>
          <table:table-cell office:value-type="float" office:value="0.401" calcext:value-type="float">
            <text:p>0.4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[.J5]" office:value-type="float" office:value="0.401" calcext:value-type="float">
            <text:p>0.401</text:p>
          </table:table-cell>
          <table:table-cell table:formula="of:=[.J5]*SQRT(([.K5]/[.J5])^2 + ([.I5]/[.H5])^2 + ([.I15]/[.H15])^2)" office:value-type="float" office:value="0.0137626717139713" calcext:value-type="float">
            <text:p>0.0137626717</text:p>
          </table:table-cell>
          <table:table-cell table:formula="of:=[.J5]*SQRT(([.I5]/[.H5])^2 + ([.I15]/[.H15])^2)" office:value-type="float" office:value="0.0131685660839192" calcext:value-type="float">
            <text:p>0.0131685661</text:p>
          </table:table-cell>
          <table:table-cell table:formula="of:=[.O5]/[.N5]" office:value-type="float" office:value="0.0343208770921978" calcext:value-type="float">
            <text:p>0.0343208771</text:p>
          </table:table-cell>
          <table:table-cell table:formula="of:=[.P5]/[.N5]" office:value-type="float" office:value="0.0328393169175041" calcext:value-type="float">
            <text:p>0.0328393169</text:p>
          </table:table-cell>
        </table:table-row>
        <table:table-row table:style-name="ro1">
          <table:table-cell office:value-type="string" calcext:value-type="string">
            <text:p>0.000-2.500 </text:p>
          </table:table-cell>
          <table:table-cell office:value-type="float" office:value="0.659" calcext:value-type="float">
            <text:p>0.659</text:p>
          </table:table-cell>
          <table:table-cell office:value-type="float" office:value="0.002" calcext:value-type="float">
            <text:p>0.002</text:p>
          </table:table-cell>
          <table:table-cell office:value-type="float" office:value="0.456" calcext:value-type="float">
            <text:p>0.456</text:p>
          </table:table-cell>
          <table:table-cell office:value-type="float" office:value="0.002" calcext:value-type="float">
            <text:p>0.002</text:p>
          </table:table-cell>
          <table:table-cell office:value-type="float" office:value="0.301" calcext:value-type="float">
            <text:p>0.301</text:p>
          </table:table-cell>
          <table:table-cell office:value-type="float" office:value="0.001" calcext:value-type="float">
            <text:p>0.001</text:p>
          </table:table-cell>
          <table:table-cell office:value-type="float" office:value="1.13" calcext:value-type="float">
            <text:p>1.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34" calcext:value-type="float">
            <text:p>0.3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/>
          <table:table-cell table:formula="of:=[.J6]" office:value-type="float" office:value="0.34" calcext:value-type="float">
            <text:p>0.34</text:p>
          </table:table-cell>
          <table:table-cell table:formula="of:=[.J6]*SQRT(([.K6]/[.J6])^2 + ([.I6]/[.H6])^2 + ([.I16]/[.H16])^2)" office:value-type="float" office:value="0.012605053887506" calcext:value-type="float">
            <text:p>0.0126050539</text:p>
          </table:table-cell>
          <table:table-cell table:formula="of:=[.J6]*SQRT(([.I6]/[.H6])^2 + ([.I16]/[.H16])^2)" office:value-type="float" office:value="0.0125653246478923" calcext:value-type="float">
            <text:p>0.0125653246</text:p>
          </table:table-cell>
          <table:table-cell table:formula="of:=[.O6]/[.N6]" office:value-type="float" office:value="0.0370736879044295" calcext:value-type="float">
            <text:p>0.0370736879</text:p>
          </table:table-cell>
          <table:table-cell table:formula="of:=[.P6]/[.N6]" office:value-type="float" office:value="0.0369568371996834" calcext:value-type="float">
            <text:p>0.0369568372</text:p>
          </table:table-cell>
        </table:table-row>
        <table:table-row table:style-name="ro1">
          <table:table-cell office:value-type="string" calcext:value-type="string">
            <text:p>2.500-5.000 </text:p>
          </table:table-cell>
          <table:table-cell office:value-type="float" office:value="0.648" calcext:value-type="float">
            <text:p>0.648</text:p>
          </table:table-cell>
          <table:table-cell office:value-type="float" office:value="0.002" calcext:value-type="float">
            <text:p>0.002</text:p>
          </table:table-cell>
          <table:table-cell office:value-type="float" office:value="0.298" calcext:value-type="float">
            <text:p>0.29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93" calcext:value-type="float">
            <text:p>0.193</text:p>
          </table:table-cell>
          <table:table-cell office:value-type="float" office:value="0.001" calcext:value-type="float">
            <text:p>0.001</text:p>
          </table:table-cell>
          <table:table-cell office:value-type="float" office:value="1.115" calcext:value-type="float">
            <text:p>1.1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J7]" office:value-type="float" office:value="0.215" calcext:value-type="float">
            <text:p>0.215</text:p>
          </table:table-cell>
          <table:table-cell table:formula="of:=[.J7]*SQRT(([.K7]/[.J7])^2 + ([.I7]/[.H7])^2 + ([.I17]/[.H17])^2)" office:value-type="float" office:value="0.00793140827506463" calcext:value-type="float">
            <text:p>0.0079314083</text:p>
          </table:table-cell>
          <table:table-cell table:formula="of:=[.J7]*SQRT(([.I7]/[.H7])^2 + ([.I17]/[.H17])^2)" office:value-type="float" office:value="0.00786811522702633" calcext:value-type="float">
            <text:p>0.0078681152</text:p>
          </table:table-cell>
          <table:table-cell table:formula="of:=[.O7]/[.N7]" office:value-type="float" office:value="0.0368902710468122" calcext:value-type="float">
            <text:p>0.036890271</text:p>
          </table:table-cell>
          <table:table-cell table:formula="of:=[.P7]/[.N7]" office:value-type="float" office:value="0.0365958847768667" calcext:value-type="float">
            <text:p>0.0365958848</text:p>
          </table:table-cell>
        </table:table-row>
        <table:table-row table:style-name="ro1">
          <table:table-cell office:value-type="string" calcext:value-type="string">
            <text:p>5.000-8.000 </text:p>
          </table:table-cell>
          <table:table-cell office:value-type="float" office:value="0.686" calcext:value-type="float">
            <text:p>0.686</text:p>
          </table:table-cell>
          <table:table-cell office:value-type="float" office:value="0.003" calcext:value-type="float">
            <text:p>0.003</text:p>
          </table:table-cell>
          <table:table-cell office:value-type="float" office:value="0.277" calcext:value-type="float">
            <text:p>0.277</text:p>
          </table:table-cell>
          <table:table-cell office:value-type="float" office:value="0.001" calcext:value-type="float">
            <text:p>0.001</text:p>
          </table:table-cell>
          <table:table-cell office:value-type="float" office:value="0.19" calcext:value-type="float">
            <text:p>0.19</text:p>
          </table:table-cell>
          <table:table-cell office:value-type="float" office:value="0.001" calcext:value-type="float">
            <text:p>0.001</text:p>
          </table:table-cell>
          <table:table-cell office:value-type="float" office:value="1.088" calcext:value-type="float">
            <text:p>1.088</text:p>
          </table:table-cell>
          <table:table-cell office:value-type="float" office:value="0.01" calcext:value-type="float">
            <text:p>0.01</text:p>
          </table:table-cell>
          <table:table-cell office:value-type="float" office:value="0.207" calcext:value-type="float">
            <text:p>0.2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8]" office:value-type="float" office:value="0.207" calcext:value-type="float">
            <text:p>0.207</text:p>
          </table:table-cell>
          <table:table-cell table:formula="of:=[.J8]*SQRT(([.K8]/[.J8])^2 + ([.I8]/[.H8])^2 + ([.I18]/[.H18])^2)" office:value-type="float" office:value="0.00736034352808898" calcext:value-type="float">
            <text:p>0.0073603435</text:p>
          </table:table-cell>
          <table:table-cell table:formula="of:=[.J8]*SQRT(([.I8]/[.H8])^2 + ([.I18]/[.H18])^2)" office:value-type="float" office:value="0.00729209550482448" calcext:value-type="float">
            <text:p>0.0072920955</text:p>
          </table:table-cell>
          <table:table-cell table:formula="of:=[.O8]/[.N8]" office:value-type="float" office:value="0.035557215111541" calcext:value-type="float">
            <text:p>0.0355572151</text:p>
          </table:table-cell>
          <table:table-cell table:formula="of:=[.P8]/[.N8]" office:value-type="float" office:value="0.0352275145160603" calcext:value-type="float">
            <text:p>0.0352275145</text:p>
          </table:table-cell>
        </table:table-row>
        <table:table-row table:style-name="ro1">
          <table:table-cell office:value-type="string" calcext:value-type="string">
            <text:p>8.000-12.000 </text:p>
          </table:table-cell>
          <table:table-cell office:value-type="float" office:value="0.716" calcext:value-type="float">
            <text:p>0.716</text:p>
          </table:table-cell>
          <table:table-cell office:value-type="float" office:value="0.004" calcext:value-type="float">
            <text:p>0.004</text:p>
          </table:table-cell>
          <table:table-cell office:value-type="float" office:value="0.374" calcext:value-type="float">
            <text:p>0.374</text:p>
          </table:table-cell>
          <table:table-cell office:value-type="float" office:value="0.002" calcext:value-type="float">
            <text:p>0.002</text:p>
          </table:table-cell>
          <table:table-cell office:value-type="float" office:value="0.267" calcext:value-type="float">
            <text:p>0.267</text:p>
          </table:table-cell>
          <table:table-cell office:value-type="float" office:value="0.002" calcext:value-type="float">
            <text:p>0.002</text:p>
          </table:table-cell>
          <table:table-cell office:value-type="float" office:value="1.061" calcext:value-type="float">
            <text:p>1.061</text:p>
          </table:table-cell>
          <table:table-cell office:value-type="float" office:value="0.009" calcext:value-type="float">
            <text:p>0.009</text:p>
          </table:table-cell>
          <table:table-cell office:value-type="float" office:value="0.283" calcext:value-type="float">
            <text:p>0.28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/>
          <table:table-cell table:formula="of:=[.J9]" office:value-type="float" office:value="0.283" calcext:value-type="float">
            <text:p>0.283</text:p>
          </table:table-cell>
          <table:table-cell table:formula="of:=[.J9]*SQRT(([.K9]/[.J9])^2 + ([.I9]/[.H9])^2 + ([.I19]/[.H19])^2)" office:value-type="float" office:value="0.00984453564708197" calcext:value-type="float">
            <text:p>0.0098445356</text:p>
          </table:table-cell>
          <table:table-cell table:formula="of:=[.J9]*SQRT(([.I9]/[.H9])^2 + ([.I19]/[.H19])^2)" office:value-type="float" office:value="0.00963923659356215" calcext:value-type="float">
            <text:p>0.0096392366</text:p>
          </table:table-cell>
          <table:table-cell table:formula="of:=[.O9]/[.N9]" office:value-type="float" office:value="0.0347863450426925" calcext:value-type="float">
            <text:p>0.034786345</text:p>
          </table:table-cell>
          <table:table-cell table:formula="of:=[.P9]/[.N9]" office:value-type="float" office:value="0.0340609066910323" calcext:value-type="float">
            <text:p>0.0340609067</text:p>
          </table:table-cell>
        </table:table-row>
        <table:table-row table:style-name="ro1">
          <table:table-cell office:value-type="string" calcext:value-type="string">
            <text:p>12.000-20.000 </text:p>
          </table:table-cell>
          <table:table-cell office:value-type="float" office:value="0.757" calcext:value-type="float">
            <text:p>0.757</text:p>
          </table:table-cell>
          <table:table-cell office:value-type="float" office:value="0.005" calcext:value-type="float">
            <text:p>0.005</text:p>
          </table:table-cell>
          <table:table-cell office:value-type="float" office:value="0.513" calcext:value-type="float">
            <text:p>0.5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388" calcext:value-type="float">
            <text:p>0.388</text:p>
          </table:table-cell>
          <table:table-cell office:value-type="float" office:value="0.004" calcext:value-type="float">
            <text:p>0.004</text:p>
          </table:table-cell>
          <table:table-cell office:value-type="float" office:value="1.034" calcext:value-type="float">
            <text:p>1.034</text:p>
          </table:table-cell>
          <table:table-cell office:value-type="float" office:value="0.008" calcext:value-type="float">
            <text:p>0.008</text:p>
          </table:table-cell>
          <table:table-cell office:value-type="float" office:value="0.401" calcext:value-type="float">
            <text:p>0.4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[.J10]" office:value-type="float" office:value="0.401" calcext:value-type="float">
            <text:p>0.401</text:p>
          </table:table-cell>
          <table:table-cell table:formula="of:=[.J10]*SQRT(([.K10]/[.J10])^2 + ([.I10]/[.H10])^2 + ([.I20]/[.H20])^2)" office:value-type="float" office:value="0.0137626717139713" calcext:value-type="float">
            <text:p>0.0137626717</text:p>
          </table:table-cell>
          <table:table-cell table:formula="of:=[.J10]*SQRT(([.I10]/[.H10])^2 + ([.I20]/[.H20])^2)" office:value-type="float" office:value="0.0131685660839192" calcext:value-type="float">
            <text:p>0.0131685661</text:p>
          </table:table-cell>
          <table:table-cell table:formula="of:=[.O10]/[.N10]" office:value-type="float" office:value="0.0343208770921978" calcext:value-type="float">
            <text:p>0.0343208771</text:p>
          </table:table-cell>
          <table:table-cell table:formula="of:=[.P10]/[.N10]" office:value-type="float" office:value="0.0328393169175041" calcext:value-type="float">
            <text:p>0.0328393169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.0-100.0 </text:p>
          </table:table-cell>
          <table:table-cell office:value-type="float" office:value="0.679" calcext:value-type="float">
            <text:p>0.6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39" calcext:value-type="float">
            <text:p>0.239</text:p>
          </table:table-cell>
          <table:table-cell office:value-type="float" office:value="0.001" calcext:value-type="float">
            <text:p>0.001</text:p>
          </table:table-cell>
          <table:table-cell office:value-type="float" office:value="1.096" calcext:value-type="float">
            <text:p>1.096</text:p>
          </table:table-cell>
          <table:table-cell office:value-type="float" office:value="0.037" calcext:value-type="float">
            <text:p>0.037</text:p>
          </table:table-cell>
          <table:table-cell office:value-type="float" office:value="0.262" calcext:value-type="float">
            <text:p>0.26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0-5.000 </text:p>
          </table:table-cell>
          <table:table-cell office:value-type="float" office:value="0.653" calcext:value-type="float">
            <text:p>0.6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357" calcext:value-type="float">
            <text:p>0.35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34" calcext:value-type="float">
            <text:p>0.234</text:p>
          </table:table-cell>
          <table:table-cell office:value-type="float" office:value="0.001" calcext:value-type="float">
            <text:p>0.001</text:p>
          </table:table-cell>
          <table:table-cell office:value-type="float" office:value="1.122" calcext:value-type="float">
            <text:p>1.122</text:p>
          </table:table-cell>
          <table:table-cell office:value-type="float" office:value="0.04" calcext:value-type="float">
            <text:p>0.04</text:p>
          </table:table-cell>
          <table:table-cell office:value-type="float" office:value="0.263" calcext:value-type="float">
            <text:p>0.26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000-12.000 </text:p>
          </table:table-cell>
          <table:table-cell office:value-type="float" office:value="0.698" calcext:value-type="float">
            <text:p>0.698</text:p>
          </table:table-cell>
          <table:table-cell office:value-type="float" office:value="0.002" calcext:value-type="float">
            <text:p>0.002</text:p>
          </table:table-cell>
          <table:table-cell office:value-type="float" office:value="0.309" calcext:value-type="float">
            <text:p>0.3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16" calcext:value-type="float">
            <text:p>0.216</text:p>
          </table:table-cell>
          <table:table-cell office:value-type="float" office:value="0.001" calcext:value-type="float">
            <text:p>0.001</text:p>
          </table:table-cell>
          <table:table-cell office:value-type="float" office:value="1.077" calcext:value-type="float">
            <text:p>1.077</text:p>
          </table:table-cell>
          <table:table-cell office:value-type="float" office:value="0.036" calcext:value-type="float">
            <text:p>0.036</text:p>
          </table:table-cell>
          <table:table-cell office:value-type="float" office:value="0.233" calcext:value-type="float">
            <text:p>0.23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000-20.000 </text:p>
          </table:table-cell>
          <table:table-cell office:value-type="float" office:value="0.757" calcext:value-type="float">
            <text:p>0.757</text:p>
          </table:table-cell>
          <table:table-cell office:value-type="float" office:value="0.005" calcext:value-type="float">
            <text:p>0.005</text:p>
          </table:table-cell>
          <table:table-cell office:value-type="float" office:value="0.513" calcext:value-type="float">
            <text:p>0.5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388" calcext:value-type="float">
            <text:p>0.388</text:p>
          </table:table-cell>
          <table:table-cell office:value-type="float" office:value="0.004" calcext:value-type="float">
            <text:p>0.004</text:p>
          </table:table-cell>
          <table:table-cell office:value-type="float" office:value="1.034" calcext:value-type="float">
            <text:p>1.034</text:p>
          </table:table-cell>
          <table:table-cell office:value-type="float" office:value="0.033" calcext:value-type="float">
            <text:p>0.033</text:p>
          </table:table-cell>
          <table:table-cell office:value-type="float" office:value="0.401" calcext:value-type="float">
            <text:p>0.4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0-2.500 </text:p>
          </table:table-cell>
          <table:table-cell office:value-type="float" office:value="0.659" calcext:value-type="float">
            <text:p>0.659</text:p>
          </table:table-cell>
          <table:table-cell office:value-type="float" office:value="0.002" calcext:value-type="float">
            <text:p>0.002</text:p>
          </table:table-cell>
          <table:table-cell office:value-type="float" office:value="0.456" calcext:value-type="float">
            <text:p>0.456</text:p>
          </table:table-cell>
          <table:table-cell office:value-type="float" office:value="0.002" calcext:value-type="float">
            <text:p>0.002</text:p>
          </table:table-cell>
          <table:table-cell office:value-type="float" office:value="0.301" calcext:value-type="float">
            <text:p>0.301</text:p>
          </table:table-cell>
          <table:table-cell office:value-type="float" office:value="0.001" calcext:value-type="float">
            <text:p>0.001</text:p>
          </table:table-cell>
          <table:table-cell office:value-type="float" office:value="1.13" calcext:value-type="float">
            <text:p>1.13</text:p>
          </table:table-cell>
          <table:table-cell office:value-type="float" office:value="0.04" calcext:value-type="float">
            <text:p>0.04</text:p>
          </table:table-cell>
          <table:table-cell office:value-type="float" office:value="0.34" calcext:value-type="float">
            <text:p>0.3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4" calcext:value-type="float">
            <text:p>0.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500-5.000 </text:p>
          </table:table-cell>
          <table:table-cell office:value-type="float" office:value="0.648" calcext:value-type="float">
            <text:p>0.648</text:p>
          </table:table-cell>
          <table:table-cell office:value-type="float" office:value="0.002" calcext:value-type="float">
            <text:p>0.002</text:p>
          </table:table-cell>
          <table:table-cell office:value-type="float" office:value="0.298" calcext:value-type="float">
            <text:p>0.29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93" calcext:value-type="float">
            <text:p>0.193</text:p>
          </table:table-cell>
          <table:table-cell office:value-type="float" office:value="0.001" calcext:value-type="float">
            <text:p>0.001</text:p>
          </table:table-cell>
          <table:table-cell office:value-type="float" office:value="1.115" calcext:value-type="float">
            <text:p>1.115</text:p>
          </table:table-cell>
          <table:table-cell office:value-type="float" office:value="0.039" calcext:value-type="float">
            <text:p>0.039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000-8.000 </text:p>
          </table:table-cell>
          <table:table-cell office:value-type="float" office:value="0.686" calcext:value-type="float">
            <text:p>0.686</text:p>
          </table:table-cell>
          <table:table-cell office:value-type="float" office:value="0.003" calcext:value-type="float">
            <text:p>0.003</text:p>
          </table:table-cell>
          <table:table-cell office:value-type="float" office:value="0.277" calcext:value-type="float">
            <text:p>0.277</text:p>
          </table:table-cell>
          <table:table-cell office:value-type="float" office:value="0.001" calcext:value-type="float">
            <text:p>0.001</text:p>
          </table:table-cell>
          <table:table-cell office:value-type="float" office:value="0.19" calcext:value-type="float">
            <text:p>0.19</text:p>
          </table:table-cell>
          <table:table-cell office:value-type="float" office:value="0.001" calcext:value-type="float">
            <text:p>0.001</text:p>
          </table:table-cell>
          <table:table-cell office:value-type="float" office:value="1.088" calcext:value-type="float">
            <text:p>1.088</text:p>
          </table:table-cell>
          <table:table-cell office:value-type="float" office:value="0.037" calcext:value-type="float">
            <text:p>0.037</text:p>
          </table:table-cell>
          <table:table-cell office:value-type="float" office:value="0.207" calcext:value-type="float">
            <text:p>0.20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.000-12.000 </text:p>
          </table:table-cell>
          <table:table-cell office:value-type="float" office:value="0.716" calcext:value-type="float">
            <text:p>0.716</text:p>
          </table:table-cell>
          <table:table-cell office:value-type="float" office:value="0.004" calcext:value-type="float">
            <text:p>0.004</text:p>
          </table:table-cell>
          <table:table-cell office:value-type="float" office:value="0.374" calcext:value-type="float">
            <text:p>0.374</text:p>
          </table:table-cell>
          <table:table-cell office:value-type="float" office:value="0.002" calcext:value-type="float">
            <text:p>0.002</text:p>
          </table:table-cell>
          <table:table-cell office:value-type="float" office:value="0.267" calcext:value-type="float">
            <text:p>0.267</text:p>
          </table:table-cell>
          <table:table-cell office:value-type="float" office:value="0.002" calcext:value-type="float">
            <text:p>0.002</text:p>
          </table:table-cell>
          <table:table-cell office:value-type="float" office:value="1.061" calcext:value-type="float">
            <text:p>1.061</text:p>
          </table:table-cell>
          <table:table-cell office:value-type="float" office:value="0.035" calcext:value-type="float">
            <text:p>0.035</text:p>
          </table:table-cell>
          <table:table-cell office:value-type="float" office:value="0.283" calcext:value-type="float">
            <text:p>0.28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000-20.000 </text:p>
          </table:table-cell>
          <table:table-cell office:value-type="float" office:value="0.757" calcext:value-type="float">
            <text:p>0.757</text:p>
          </table:table-cell>
          <table:table-cell office:value-type="float" office:value="0.005" calcext:value-type="float">
            <text:p>0.005</text:p>
          </table:table-cell>
          <table:table-cell office:value-type="float" office:value="0.513" calcext:value-type="float">
            <text:p>0.5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388" calcext:value-type="float">
            <text:p>0.388</text:p>
          </table:table-cell>
          <table:table-cell office:value-type="float" office:value="0.004" calcext:value-type="float">
            <text:p>0.004</text:p>
          </table:table-cell>
          <table:table-cell office:value-type="float" office:value="1.034" calcext:value-type="float">
            <text:p>1.034</text:p>
          </table:table-cell>
          <table:table-cell office:value-type="float" office:value="0.033" calcext:value-type="float">
            <text:p>0.033</text:p>
          </table:table-cell>
          <table:table-cell office:value-type="float" office:value="0.401" calcext:value-type="float">
            <text:p>0.4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0:24:54.075131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3T10:38:49.583159874</dc:date>
    <meta:generator>LibreOffice/4.2.8.2$Linux_X86_64 LibreOffice_project/420m0$Build-2</meta:generator>
    <meta:editing-duration>P0D</meta:editing-duration>
    <meta:editing-cycles>5</meta:editing-cycles>
    <meta:document-statistic meta:table-count="1" meta:cell-count="270" meta:object-count="0"/>
  </office:meta>
</office:document-meta>
</file>